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style:justify-single-word="false" fo:break-before="pag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26pt" style:font-size-asian="26pt" style:font-size-complex="26pt"/>
    </style:style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style:font-style-asian="italic"/>
    </style:style>
    <style:style style:name="T5" style:family="text">
      <style:text-properties style:font-weight-asian="bold"/>
    </style:style>
    <style:style style:name="T6" style:family="text">
      <style:text-properties style:font-style-complex="italic"/>
    </style:style>
    <style:style style:name="T7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2">Code:</text:p>
      <text:p text:style-name="Standard">module sixteen_adder();</text:p>
      <text:p text:style-name="Standard"><text:s text:c="8"/>reg[15:0] a, b;</text:p>
      <text:p text:style-name="Standard"><text:s text:c="8"/>wire[15:0] s;</text:p>
      <text:p text:style-name="Standard"><text:s text:c="8"/>wire c_out;</text:p>
      <text:p text:style-name="Standard"></text:p>
      <text:p text:style-name="Standard"><text:s text:c="8"/>fulladder FA0(c1, s[0], a[0], b[0], 1'b0);</text:p>
      <text:p text:style-name="Standard"><text:s text:c="8"/>fulladder FA1(c2, s[1], a[1], b[1], c1);</text:p>
      <text:p text:style-name="Standard"><text:s text:c="8"/>fulladder FA2(c3, s[2], a[2], b[2], c2);</text:p>
      <text:p text:style-name="Standard"><text:s text:c="8"/>fulladder FA3(c4, s[3], a[3], b[3], c3);</text:p>
      <text:p text:style-name="Standard"><text:s text:c="8"/>fulladder FA4(c5, s[4], a[4], b[4], c4);</text:p>
      <text:p text:style-name="Standard"><text:s text:c="8"/>fulladder FA5(c6, s[5], a[5], b[5], c5);</text:p>
      <text:p text:style-name="Standard"><text:s text:c="8"/>fulladder FA6(c7, s[6], a[6], b[6], c6);</text:p>
      <text:p text:style-name="Standard"><text:s text:c="8"/>fulladder FA7(c8, s[7], a[7], b[7], c7);</text:p>
      <text:p text:style-name="Standard"><text:s text:c="8"/>fulladder FA8(c9, s[8], a[8], b[8], c8);</text:p>
      <text:p text:style-name="Standard"><text:s text:c="8"/>fulladder FA9(c10, s[9], a[9], b[9], c9);</text:p>
      <text:p text:style-name="Standard"><text:s text:c="8"/>fulladder FA10(c11, s[10], a[10], b[10], c10);</text:p>
      <text:p text:style-name="Standard"><text:s text:c="8"/>fulladder FA11(c12, s[11], a[11], b[11], c11);</text:p>
      <text:p text:style-name="Standard"><text:s text:c="8"/>fulladder FA12(c13, s[12], a[12], b[12], c12);</text:p>
      <text:p text:style-name="Standard"><text:s text:c="8"/>fulladder FA13(c14, s[13], a[13], b[13], c13);</text:p>
      <text:p text:style-name="Standard"><text:s text:c="8"/>fulladder FA14(c15, s[14], a[14], b[14], c14);</text:p>
      <text:p text:style-name="Standard"><text:s text:c="8"/>fulladder FA15(c_out, s[15], a[15], b[15], c15);</text:p>
      <text:p text:style-name="Standard"></text:p>
      <text:p text:style-name="Standard"><text:s text:c="8"/>initial begin</text:p>
      <text:p text:style-name="Standard"></text:p>
      <text:p text:style-name="Standard"><text:s text:c="16"/>$monitor($time,</text:p>
      <text:p text:style-name="Standard"><text:s text:c="25"/>"a=%b, b=%b, s=%b, cout=%b, c1=%b, c2=%b, c3=%b, c4=%b, c5=%b, c6=%b, c7=%b, c8=%b, c9=%b, c10=%b, c11=%b, c12=%b, c13=%b, c14=%b, c15=%b",</text:p>
      <text:p text:style-name="Standard"><text:s text:c="26"/>a, b, s, c_out, c1, c2, c3, c4, c5, c6, c7, c8, c9, c10, c11, c12, c13, c14, c15);</text:p>
      <text:p text:style-name="Standard"></text:p>
      <text:p text:style-name="Standard"><text:s text:c="16"/>a=-10; b=100;</text:p>
      <text:p text:style-name="Standard"><text:s text:c="16"/>#100 $display ("\n", $time, "\n");</text:p>
      <text:p text:style-name="Standard"></text:p>
      <text:p text:style-name="Standard"><text:s text:c="16"/>#900 a=63; b=-(-127);</text:p>
      <text:p text:style-name="Standard"><text:s text:c="16"/>#100 $display ("\n", $time, "\n");</text:p>
      <text:p text:style-name="Standard"></text:p>
      <text:p text:style-name="Standard"><text:s text:c="16"/>#900 a=15; b=95;</text:p>
      <text:p text:style-name="Standard"><text:s text:c="16"/>#100 $display ("\n", $time, "\n");</text:p>
      <text:p text:style-name="Standard"></text:p>
      <text:p text:style-name="Standard"><text:s text:c="16"/>#900 a=-32; b=79;</text:p>
      <text:p text:style-name="Standard"><text:s text:c="16"/>#100 $display ("\n", $time, "\n");</text:p>
      <text:p text:style-name="Standard"></text:p>
      <text:p text:style-name="Standard"><text:s text:c="16"/>#900 a=-59; b=-16;</text:p>
      <text:p text:style-name="Standard"><text:s text:c="16"/>#100 $display ("\n", $time, "\n");</text:p>
      <text:p text:style-name="Standard"></text:p>
      <text:p text:style-name="Standard"><text:s text:c="16"/>#900 a=1000; b=2001;</text:p>
      <text:p text:style-name="Standard"><text:s text:c="16"/>#100 $display ("\n", $time, "\n");</text:p>
      <text:p text:style-name="Standard"><text:soft-page-break/></text:p>
      <text:p text:style-name="Standard"><text:s text:c="16"/>#900 a=-3210; b=15;</text:p>
      <text:p text:style-name="Standard"><text:s text:c="16"/>#100 $display ("\n", $time, "\n");</text:p>
      <text:p text:style-name="Standard"></text:p>
      <text:p text:style-name="Standard"><text:s text:c="8"/>end</text:p>
      <text:p text:style-name="Standard"></text:p>
      <text:p text:style-name="Standard">endmodule</text:p>
      <text:p text:style-name="Standard"></text:p>
      <text:p text:style-name="Standard">module fulladder(cout, si, ai, bi, cin);</text:p>
      <text:p text:style-name="Standard"><text:s text:c="8"/>input ai, bi, cin;</text:p>
      <text:p text:style-name="Standard"><text:s text:c="8"/>output cout, si;</text:p>
      <text:p text:style-name="Standard"></text:p>
      <text:p text:style-name="Standard"><text:s text:c="8"/>xor #1 (si1, ai, bi);</text:p>
      <text:p text:style-name="Standard"><text:s text:c="8"/>xor #1 (si, si1, cin);</text:p>
      <text:p text:style-name="Standard"></text:p>
      <text:p text:style-name="Standard"><text:s text:c="8"/>and #1 (ci1, ai, bi);</text:p>
      <text:p text:style-name="Standard"><text:s text:c="8"/>and #1 (ci2, cin, si1);</text:p>
      <text:p text:style-name="Standard"><text:s text:c="8"/>or #1 (cout, ci1, ci2);</text:p>
      <text:p text:style-name="Standard">endmodule</text:p>
      <text:p text:style-name="Standard"/>
      <text:p text:style-name="P3">Inputs:</text:p>
      <text:p text:style-name="Standard">a=-10; b=100;</text:p>
      <text:p text:style-name="Standard"></text:p>
      <text:p text:style-name="Standard">a=63; b=-(-127);</text:p>
      <text:p text:style-name="Standard"/>
      <text:p text:style-name="Standard">a=15; b=95;</text:p>
      <text:p text:style-name="Standard"></text:p>
      <text:p text:style-name="Standard">a=-32; b=79;</text:p>
      <text:p text:style-name="Standard"></text:p>
      <text:p text:style-name="Standard">a=-59; b=-16;</text:p>
      <text:p text:style-name="Standard"></text:p>
      <text:p text:style-name="Standard">a=1000; b=2001;</text:p>
      <text:p text:style-name="Standard"></text:p>
      <text:p text:style-name="Standard">a=-3210; b=15;</text:p>
      <text:p text:style-name="Standard"/>
      <text:p text:style-name="Standard">Outputs:</text:p>
      <text:p text:style-name="P4">nickelback {~/cse341/a2} &gt; ./a.out</text:p>
      <text:p text:style-name="P4"><text:s text:c="19"/>0a=1111111111110110, b=0000000001100100, s=xxxxxxxxxxxxxxxx, cout=x, c1=x, c2=x, c3=x, c4=x, c5=x, c6=x, c7=x, c8=x, c9=x, c10=x, c11=x, c12=x, c13=x, c14=x, c15=x</text:p>
      <text:p text:style-name="P4"><text:s text:c="19"/>2a=1111111111110110, b=0000000001100100, s=xxxxxxxxxxxxxxx0, cout=x, c1=0, c2=x, c3=1, c4=x, c5=x, c6=1, c7=1, c8=x, c9=x, c10=x, c11=x, c12=x, c13=x, c14=x, c15=x</text:p>
      <text:p text:style-name="P4"><text:s text:c="19"/>3a=1111111111110110, b=0000000001100100, s=xxxxxxxx01xx1x10, cout=x, c1=0, c2=x, c3=1, c4=0, c5=x, c6=1, c7=1, c8=x, c9=x, c10=x, c11=x, c12=x, c13=x, c14=x, c15=x</text:p>
      <text:p text:style-name="P4"><text:s text:c="19"/>4a=1111111111110110, b=0000000001100100, s=xxxxxxxx01x11x10, cout=x, c1=0, c2=0, c3=1, c4=0, c5=x, c6=1, c7=1, c8=1, c9=x, c10=x, c11=x, c12=x, c13=x, c14=x, c15=x</text:p>
      <text:p text:style-name="P4"><text:s text:c="19"/>5a=1111111111110110, b=0000000001100100, s=xxxxxxx001x11010, cout=x, c1=0, c2=0, c3=1, c4=0, c5=0, c6=1, c7=1, c8=1, c9=x, c10=x, c11=x, c12=x, c13=x, c14=x, c15=x</text:p>
      <text:p text:style-name="P4"><text:s text:c="19"/>6a=1111111111110110, b=0000000001100100, s=xxxxxxx001011010, cout=x, c1=0, c2=0, c3=1, c4=0, c5=0, c6=1, c7=1, c8=1, c9=1, c10=x, c11=x, c12=x, c13=x, c14=x, c15=x</text:p>
      <text:p text:style-name="P4"><text:s text:c="19"/>7a=1111111111110110, b=0000000001100100, s=xxxxxx0001011010, cout=x, c1=0, c2=0, c3=1, c4=0, c5=0, c6=1, c7=1, c8=1, c9=1, c10=x, c11=x, c12=x, c13=x, c14=x, c15=x</text:p>
      <text:p text:style-name="P4"><text:s text:c="19"/>8a=1111111111110110, b=0000000001100100, s=xxxxxx0001011010, cout=x, c1=0, c2=0, c3=1, c4=0, c5=0, c6=1, c7=1, c8=1, c9=1, c10=1, c11=x, c12=x, c13=x, c14=x, c15=x</text:p>
      <text:p text:style-name="P4"><text:s text:c="19"/>9a=1111111111110110, b=0000000001100100, s=xxxxx00001011010, cout=x, c1=0, c2=0, c3=1, c4=0, c5=0, c6=1, c7=1, c8=1, c9=1, c10=1, c11=x, c12=x, c13=x, c14=x, c15=x</text:p>
      <text:p text:style-name="P4"><text:s text:c="18"/>10a=1111111111110110, b=0000000001100100, s=xxxxx00001011010, cout=x, c1=0, c2=0, c3=1, c4=0, c5=0, c6=1, c7=1, c8=1, c9=1, c10=1, c11=1, c12=x, c13=x, c14=x, c15=x</text:p>
      <text:p text:style-name="P4"><text:s text:c="18"/>11a=1111111111110110, b=0000000001100100, s=xxxx000001011010, cout=x, c1=0, c2=0, c3=1, c4=0, c5=0, c6=1, c7=1, c8=1, c9=1, c10=1, c11=1, c12=x, c13=x, c14=x, c15=x</text:p>
      <text:p text:style-name="P4"><text:s text:c="18"/>12a=1111111111110110, b=0000000001100100, s=xxxx000001011010, cout=x, c1=0, c2=0, c3=1, c4=0, c5=0, c6=1, c7=1, c8=1, c9=1, c10=1, c11=1, c12=1, c13=x, c14=x, c15=x</text:p>
      <text:p text:style-name="P4"><text:s text:c="18"/>13a=1111111111110110, b=0000000001100100, s=xxx0000001011010, cout=x, c1=0, c2=0, c3=1, c4=0, c5=0, c6=1, c7=1, c8=1, c9=1, c10=1, c11=1, c12=1, c13=x, c14=x, c15=x</text:p>
      <text:p text:style-name="P4"><text:s text:c="18"/>14a=1111111111110110, b=0000000001100100, s=xxx0000001011010, cout=x, c1=0, c2=0, c3=1, c4=0, c5=0, c6=1, c7=1, c8=1, c9=1, c10=1, c11=1, c12=1, c13=1, c14=x, c15=x</text:p>
      <text:p text:style-name="P4"><text:s text:c="18"/>15a=1111111111110110, b=0000000001100100, s=xx00000001011010, cout=x, c1=0, c2=0, c3=1, c4=0, c5=0, c6=1, c7=1, c8=1, c9=1, c10=1, c11=1, c12=1, c13=1, c14=x, c15=x</text:p>
      <text:p text:style-name="P4"><text:s text:c="18"/>16a=1111111111110110, b=0000000001100100, s=xx00000001011010, cout=x, c1=0, c2=0, c3=1, c4=0, c5=0, c6=1, c7=1, c8=1, c9=1, c10=1, c11=1, c12=1, c13=1, c14=1, c15=x</text:p>
      <text:p text:style-name="P4"><text:s text:c="18"/>17a=1111111111110110, b=0000000001100100, s=x000000001011010, cout=x, c1=0, c2=0, c3=1, c4=0, c5=0, c6=1, c7=1, c8=1, c9=1, c10=1, c11=1, c12=1, c13=1, c14=1, c15=x</text:p>
      <text:p text:style-name="P4"><text:s text:c="18"/>18a=1111111111110110, b=0000000001100100, s=x000000001011010, cout=x, c1=0, c2=0, c3=1, c4=0, c5=0, c6=1, c7=1, c8=1, c9=1, c10=1, c11=1, c12=1, c13=1, c14=1, c15=1</text:p>
      <text:p text:style-name="P4"><text:s text:c="18"/>19a=1111111111110110, b=0000000001100100, s=0000000001011010, cout=x, c1=0, c2=0, c3=1, c4=0, c5=0, c6=1, c7=1, c8=1, c9=1, c10=1, c11=1, c12=1, c13=1, c14=1, c15=1</text:p>
      <text:p text:style-name="P4"><text:s text:c="18"/>20a=1111111111110110, b=0000000001100100, s=0000000001011010, cout=1, c1=0, c2=0, c3=1, c4=0, c5=0, c6=1, c7=1, c8=1, c9=1, c10=1, c11=1, c12=1, c13=1, c14=1, c15=1</text:p>
      <text:p text:style-name="P4"></text:p>
      <text:p text:style-name="P4"><text:s text:c="17"/>100</text:p>
      <text:p text:style-name="P4"></text:p>
      <text:p text:style-name="P4"><text:s text:c="16"/>1000a=0000000000111111, b=0000000001111111, s=0000000001011010, cout=1, c1=0, c2=0, c3=1, c4=0, c5=0, c6=1, c7=1, c8=1, c9=1, c10=1, c11=1, c12=1, c13=1, c14=1, c15=1</text:p>
      <text:p text:style-name="P4"><text:s text:c="16"/>1002a=0000000000111111, b=0000000001111111, s=1111111110001000, cout=1, c1=1, c2=1, c3=1, c4=1, c5=1, c6=1, c7=0, c8=1, c9=1, c10=1, c11=1, c12=1, c13=1, c14=1, c15=1</text:p>
      <text:p text:style-name="P4"><text:soft-page-break/><text:s text:c="16"/>1003a=0000000000111111, b=0000000001111111, s=1111111100111110, cout=0, c1=1, c2=1, c3=1, c4=1, c5=1, c6=1, c7=1, c8=0, c9=0, c10=0, c11=0, c12=0, c13=0, c14=0, c15=0</text:p>
      <text:p text:style-name="P4"><text:s text:c="16"/>1004a=0000000000111111, b=0000000001111111, s=0000000010111110, cout=0, c1=1, c2=1, c3=1, c4=1, c5=1, c6=1, c7=1, c8=0, c9=0, c10=0, c11=0, c12=0, c13=0, c14=0, c15=0</text:p>
      <text:p text:style-name="P4"></text:p>
      <text:p text:style-name="P4"><text:s text:c="16"/>1100</text:p>
      <text:p text:style-name="P4"></text:p>
      <text:p text:style-name="P4"><text:s text:c="16"/>2000a=0000000000001111, b=0000000001011111, s=0000000010111110, cout=0, c1=1, c2=1, c3=1, c4=1, c5=1, c6=1, c7=1, c8=0, c9=0, c10=0, c11=0, c12=0, c13=0, c14=0, c15=0</text:p>
      <text:p text:style-name="P4"><text:s text:c="16"/>2002a=0000000000001111, b=0000000001011111, s=0000000010101110, cout=0, c1=1, c2=1, c3=1, c4=1, c5=0, c6=0, c7=1, c8=0, c9=0, c10=0, c11=0, c12=0, c13=0, c14=0, c15=0</text:p>
      <text:p text:style-name="P4"><text:s text:c="16"/>2003a=0000000000001111, b=0000000001011111, s=0000000011001110, cout=0, c1=1, c2=1, c3=1, c4=1, c5=1, c6=0, c7=1, c8=0, c9=0, c10=0, c11=0, c12=0, c13=0, c14=0, c15=0</text:p>
      <text:p text:style-name="P4"><text:s text:c="16"/>2004a=0000000000001111, b=0000000001011111, s=0000000011101110, cout=0, c1=1, c2=1, c3=1, c4=1, c5=1, c6=0, c7=0, c8=0, c9=0, c10=0, c11=0, c12=0, c13=0, c14=0, c15=0</text:p>
      <text:p text:style-name="P4"><text:s text:c="16"/>2005a=0000000000001111, b=0000000001011111, s=0000000001101110, cout=0, c1=1, c2=1, c3=1, c4=1, c5=1, c6=0, c7=0, c8=0, c9=0, c10=0, c11=0, c12=0, c13=0, c14=0, c15=0</text:p>
      <text:p text:style-name="P4"></text:p>
      <text:p text:style-name="P4"><text:s text:c="16"/>2100</text:p>
      <text:p text:style-name="P4"></text:p>
      <text:p text:style-name="P4"><text:s text:c="16"/>3000a=1111111111100000, b=0000000001001111, s=0000000001101110, cout=0, c1=1, c2=1, c3=1, c4=1, c5=1, c6=0, c7=0, c8=0, c9=0, c10=0, c11=0, c12=0, c13=0, c14=0, c15=0</text:p>
      <text:p text:style-name="P4"><text:s text:c="16"/>3002a=1111111111100000, b=0000000001001111, s=1111111110010001, cout=0, c1=0, c2=0, c3=0, c4=0, c5=1, c6=0, c7=1, c8=0, c9=0, c10=0, c11=0, c12=0, c13=0, c14=0, c15=0</text:p>
      <text:p text:style-name="P4"><text:s text:c="16"/>3003a=1111111111100000, b=0000000001001111, s=1111111100001111, cout=0, c1=0, c2=1, c3=1, c4=1, c5=0, c6=1, c7=1, c8=0, c9=0, c10=0, c11=0, c12=0, c13=0, c14=0, c15=0</text:p>
      <text:p text:style-name="P4"><text:s text:c="16"/>3004a=1111111111100000, b=0000000001001111, s=1111111101110011, cout=0, c1=0, c2=0, c3=0, c4=0, c5=0, c6=1, c7=1, c8=1, c9=0, c10=0, c11=0, c12=0, c13=0, c14=0, c15=0</text:p>
      <text:p text:style-name="P4"><text:s text:c="16"/>3005a=1111111111100000, b=0000000001001111, s=1111111001101111, cout=0, c1=0, c2=0, c3=1, c4=1, c5=0, c6=0, c7=1, c8=1, c9=0, c10=0, c11=0, c12=0, c13=0, c14=0, c15=0</text:p>
      <text:p text:style-name="P4"><text:s text:c="16"/>3006a=1111111111100000, b=0000000001001111, s=1111111000110111, cout=0, c1=0, c2=0, c3=0, c4=0, c5=0, c6=0, c7=1, c8=1, c9=1, c10=0, c11=0, c12=0, c13=0, c14=0, c15=0</text:p>
      <text:p text:style-name="P4"><text:s text:c="16"/>3007a=1111111111100000, b=0000000001001111, s=1111110000101111, cout=0, c1=0, c2=0, c3=0, c4=1, c5=0, c6=0, c7=1, c8=1, c9=1, c10=0, c11=0, c12=0, c13=0, c14=0, c15=0</text:p>
      <text:p text:style-name="P4"><text:s text:c="16"/>3008a=1111111111100000, b=0000000001001111, s=1111110000111111, cout=0, c1=0, c2=0, c3=0, c4=0, c5=0, c6=0, c7=1, c8=1, c9=1, c10=1, c11=0, c12=0, c13=0, c14=0, c15=0</text:p>
      <text:p text:style-name="P4"><text:s text:c="16"/>3009a=1111111111100000, b=0000000001001111, s=1111100000101111, cout=0, c1=0, c2=0, c3=0, c4=0, c5=0, c6=0, c7=1, c8=1, c9=1, c10=1, c11=0, c12=0, c13=0, c14=0, c15=0</text:p>
      <text:p text:style-name="P4"><text:s text:c="16"/>3010a=1111111111100000, b=0000000001001111, s=1111100000101111, cout=0, c1=0, c2=0, c3=0, c4=0, c5=0, c6=0, c7=1, c8=1, c9=1, c10=1, c11=1, c12=0, c13=0, c14=0, c15=0</text:p>
      <text:p text:style-name="P4"><text:s text:c="16"/>3011a=1111111111100000, b=0000000001001111, s=1111000000101111, cout=0, c1=0, c2=0, c3=0, c4=0, c5=0, c6=0, c7=1, c8=1, c9=1, c10=1, c11=1, c12=0, c13=0, c14=0, c15=0</text:p>
      <text:p text:style-name="P4"><text:s text:c="16"/>3012a=1111111111100000, b=0000000001001111, s=1111000000101111, cout=0, c1=0, c2=0, c3=0, c4=0, c5=0, c6=0, c7=1, c8=1, c9=1, c10=1, c11=1, c12=1, c13=0, c14=0, c15=0</text:p>
      <text:p text:style-name="P4"><text:s text:c="16"/>3013a=1111111111100000, b=0000000001001111, s=1110000000101111, cout=0, c1=0, c2=0, c3=0, c4=0, c5=0, c6=0, c7=1, c8=1, c9=1, c10=1, c11=1, c12=1, c13=0, c14=0, c15=0</text:p>
      <text:p text:style-name="P4"><text:s text:c="16"/>3014a=1111111111100000, b=0000000001001111, s=1110000000101111, cout=0, c1=0, c2=0, c3=0, c4=0, c5=0, c6=0, c7=1, c8=1, c9=1, c10=1, c11=1, c12=1, c13=1, c14=0, c15=0</text:p>
      <text:p text:style-name="P4"><text:s text:c="16"/>3015a=1111111111100000, b=0000000001001111, s=1100000000101111, cout=0, c1=0, c2=0, c3=0, c4=0, c5=0, c6=0, c7=1, c8=1, c9=1, c10=1, c11=1, c12=1, c13=1, c14=0, c15=0</text:p>
      <text:p text:style-name="P4"><text:s text:c="16"/>3016a=1111111111100000, b=0000000001001111, s=1100000000101111, cout=0, c1=0, c2=0, c3=0, c4=0, c5=0, c6=0, c7=1, c8=1, c9=1, c10=1, c11=1, c12=1, c13=1, c14=1, c15=0</text:p>
      <text:p text:style-name="P4"><text:s text:c="16"/>3017a=1111111111100000, b=0000000001001111, s=1000000000101111, cout=0, c1=0, c2=0, c3=0, c4=0, c5=0, c6=0, c7=1, c8=1, c9=1, c10=1, c11=1, c12=1, c13=1, c14=1, c15=0</text:p>
      <text:p text:style-name="P4"><text:s text:c="16"/>3018a=1111111111100000, b=0000000001001111, s=1000000000101111, cout=0, c1=0, c2=0, c3=0, c4=0, c5=0, c6=0, c7=1, c8=1, c9=1, c10=1, c11=1, c12=1, c13=1, c14=1, c15=1</text:p>
      <text:p text:style-name="P4"><text:s text:c="16"/>3019a=1111111111100000, b=0000000001001111, s=0000000000101111, cout=0, c1=0, c2=0, c3=0, c4=0, c5=0, c6=0, c7=1, c8=1, c9=1, c10=1, c11=1, c12=1, c13=1, c14=1, c15=1</text:p>
      <text:p text:style-name="P4"><text:s text:c="16"/>3020a=1111111111100000, b=0000000001001111, s=0000000000101111, cout=1, c1=0, c2=0, c3=0, c4=0, c5=0, c6=0, c7=1, c8=1, c9=1, c10=1, c11=1, c12=1, c13=1, c14=1, c15=1</text:p>
      <text:p text:style-name="P4"></text:p>
      <text:p text:style-name="P4"><text:s text:c="16"/>3100</text:p>
      <text:p text:style-name="P4"></text:p>
      <text:p text:style-name="P4"><text:s text:c="16"/>4000a=1111111111000101, b=1111111111110000, s=0000000000101111, cout=1, c1=0, c2=0, c3=0, c4=0, c5=0, c6=0, c7=1, c8=1, c9=1, c10=1, c11=1, c12=1, c13=1, c14=1, c15=1</text:p>
      <text:p text:style-name="P4"><text:s text:c="16"/>4002a=1111111111000101, b=1111111111110000, s=1111111110110101, cout=1, c1=0, c2=0, c3=0, c4=0, c5=0, c6=0, c7=1, c8=1, c9=1, c10=1, c11=1, c12=1, c13=1, c14=1, c15=1</text:p>
      <text:p text:style-name="P4"></text:p>
      <text:p text:style-name="P4"><text:s text:c="16"/>4100</text:p>
      <text:p text:style-name="P4"></text:p>
      <text:p text:style-name="P4"><text:s text:c="16"/>5000a=0000001111101000, b=0000011111010001, s=1111111110110101, cout=1, c1=0, c2=0, c3=0, c4=0, c5=0, c6=0, c7=1, c8=1, c9=1, c10=1, c11=1, c12=1, c13=1, c14=1, c15=1</text:p>
      <text:p text:style-name="P4"><text:s text:c="16"/>5002a=0000001111101000, b=0000011111010001, s=1111101110111001, cout=0, c1=0, c2=0, c3=0, c4=0, c5=0, c6=0, c7=1, c8=1, c9=1, c10=1, c11=0, c12=0, c13=0, c14=0, c15=0</text:p>
      <text:p text:style-name="P4"><text:s text:c="16"/>5003a=0000001111101000, b=0000011111010001, s=0000001110111001, cout=0, c1=0, c2=0, c3=0, c4=0, c5=0, c6=0, c7=1, c8=1, c9=1, c10=1, c11=1, c12=0, c13=0, c14=0, c15=0</text:p>
      <text:p text:style-name="P4"><text:s text:c="16"/>5004a=0000001111101000, b=0000011111010001, s=0000101110111001, cout=0, c1=0, c2=0, c3=0, c4=0, c5=0, c6=0, c7=1, c8=1, c9=1, c10=1, c11=1, c12=0, c13=0, c14=0, c15=0</text:p>
      <text:p text:style-name="P4"></text:p>
      <text:p text:style-name="P4"><text:s text:c="16"/>5100</text:p>
      <text:p text:style-name="P4"></text:p>
      <text:p text:style-name="P4"><text:s text:c="16"/>6000a=1111001101110110, b=0000000000001111, s=0000101110111001, cout=0, c1=0, c2=0, c3=0, c4=0, c5=0, c6=0, c7=1, c8=1, c9=1, c10=1, c11=1, c12=0, c13=0, c14=0, c15=0</text:p>
      <text:p text:style-name="P4"><text:s text:c="16"/>6002a=1111001101110110, b=0000000000001111, s=1111110011111001, cout=0, c1=0, c2=1, c3=1, c4=0, c5=0, c6=0, c7=0, c8=0, c9=0, c10=0, c11=1, c12=0, c13=0, c14=0, c15=0</text:p>
      <text:p text:style-name="P4"><text:s text:c="16"/>6003a=1111001101110110, b=0000000000001111, s=1111101101110101, cout=0, c1=0, c2=1, c3=1, c4=0, c5=0, c6=0, c7=0, c8=0, c9=1, c10=1, c11=0, c12=0, c13=0, c14=0, c15=0</text:p>
      <text:p text:style-name="P4"><text:s text:c="16"/>6004a=1111001101110110, b=0000000000001111, s=1111010101110101, cout=0, c1=0, c2=1, c3=1, c4=1, c5=0, c6=0, c7=0, c8=0, c9=0, c10=0, c11=0, c12=0, c13=0, c14=0, c15=0</text:p>
      <text:p text:style-name="P4"><text:s text:c="16"/>6005a=1111001101110110, b=0000000000001111, s=1111001101100101, cout=0, c1=0, c2=1, c3=1, c4=1, c5=0, c6=0, c7=0, c8=0, c9=0, c10=1, c11=0, c12=0, c13=0, c14=0, c15=0</text:p>
      <text:p text:style-name="P4"><text:s text:c="16"/>6006a=1111001101110110, b=0000000000001111, s=1111011101100101, cout=0, c1=0, c2=1, c3=1, c4=1, c5=1, c6=0, c7=0, c8=0, c9=0, c10=0, c11=0, c12=0, c13=0, c14=0, c15=0</text:p>
      <text:p text:style-name="P4"><text:s text:c="16"/>6007a=1111001101110110, b=0000000000001111, s=1111001101000101, cout=0, c1=0, c2=1, c3=1, c4=1, c5=1, c6=0, c7=0, c8=0, c9=0, c10=0, c11=0, c12=0, c13=0, c14=0, c15=0</text:p>
      <text:p text:style-name="P4"><text:s text:c="16"/>6008a=1111001101110110, b=0000000000001111, s=1111001101000101, cout=0, c1=0, c2=1, c3=1, c4=1, c5=1, c6=1, c7=0, c8=0, c9=0, c10=0, c11=0, c12=0, c13=0, c14=0, c15=0</text:p>
      <text:p text:style-name="P4"><text:s text:c="16"/>6009a=1111001101110110, b=0000000000001111, s=1111001100000101, cout=0, c1=0, c2=1, c3=1, c4=1, c5=1, c6=1, c7=0, c8=0, c9=0, c10=0, c11=0, c12=0, c13=0, c14=0, c15=0</text:p>
      <text:p text:style-name="P4"><text:s text:c="16"/>6010a=1111001101110110, b=0000000000001111, s=1111001100000101, cout=0, c1=0, c2=1, c3=1, c4=1, c5=1, c6=1, c7=1, c8=0, c9=0, c10=0, c11=0, c12=0, c13=0, c14=0, c15=0</text:p>
      <text:p text:style-name="P4"><text:s text:c="16"/>6011a=1111001101110110, b=0000000000001111, s=1111001110000101, cout=0, c1=0, c2=1, c3=1, c4=1, c5=1, c6=1, c7=1, c8=0, c9=0, c10=0, c11=0, c12=0, c13=0, c14=0, c15=0</text:p>
      <text:p text:style-name="P4"></text:p>
      <text:p text:style-name="P4"><text:s text:c="16"/>6100</text:p>
      <text:p text:style-name="P4"/>
      <text:p text:style-name="P4"/>
      <text:p text:style-name="P5">Comments:</text:p>
      <text:p text:style-name="P5">The 16-bit ripple carry adder works by simply extending the 1-bit full adder sixteen times, successively passing in the carry outs of the addition of the previous bit.</text:p>
      <text:p text:style-name="P10">Problem 2</text:p>
      <text:p text:style-name="P5"/>
      <text:p text:style-name="P8">Code:</text:p>
      <text:p text:style-name="P5">module four_comparator();</text:p>
      <text:p text:style-name="P5"><text:s text:c="8"/>reg[3:0] a, b;</text:p>
      <text:p text:style-name="P5"><text:s text:c="8"/>wire[2:0] g;</text:p>
      <text:p text:style-name="P5"></text:p>
      <text:p text:style-name="P5"></text:p>
      <text:p text:style-name="P5"><text:s text:c="8"/>not #1 (not_b3, b[3]);</text:p>
      <text:p text:style-name="P5"><text:s text:c="8"/>and #1 (and3, not_b3, a[3]);</text:p>
      <text:p text:style-name="P5"></text:p>
      <text:p text:style-name="P5"><text:s text:c="8"/>xnor #1 (xnor3, b[3], a[3]);</text:p>
      <text:p text:style-name="P5"></text:p>
      <text:p text:style-name="P5"><text:s text:c="8"/>not #1 (not_b2, b[2]);</text:p>
      <text:p text:style-name="P5"><text:s text:c="8"/>and #1 (and2, xnor3, not_b2, a[2]);</text:p>
      <text:p text:style-name="P5"></text:p>
      <text:p text:style-name="P5"><text:s text:c="8"/>xnor #1 (xnor2, a[2], b[2]);</text:p>
      <text:p text:style-name="P5"></text:p>
      <text:p text:style-name="P5"><text:s text:c="8"/>not #1 (not_b1, b[1]);</text:p>
      <text:p text:style-name="P5"><text:s text:c="8"/>and #1 (and1, xnor3, xnor2, not_b1, a[1]);</text:p>
      <text:p text:style-name="P5"></text:p>
      <text:p text:style-name="P5"><text:s text:c="8"/>xnor #1 (xnor1, a[1], b[1]);</text:p>
      <text:p text:style-name="P5"></text:p>
      <text:p text:style-name="P5"><text:s text:c="8"/>not #1 (not_b0, b[0]);</text:p>
      <text:p text:style-name="P5"><text:s text:c="8"/>and #1 (and0, xnor3, xnor2, xnor1, not_b0, a[0]);</text:p>
      <text:p text:style-name="P5"></text:p>
      <text:p text:style-name="P5"><text:s text:c="8"/>xnor #1 (xnor0, a[0], b[0]);</text:p>
      <text:p text:style-name="P5"></text:p>
      <text:p text:style-name="P5"><text:s text:c="8"/>or #1 (g[0], and3, and2, and1, and0);</text:p>
      <text:p text:style-name="P5"></text:p>
      <text:p text:style-name="P5"><text:s text:c="8"/>and #1 (g[1], xnor3, xnor2, xnor1, xnor0);</text:p>
      <text:p text:style-name="P5"></text:p>
      <text:p text:style-name="P5"><text:s text:c="8"/>nor(g[2], g[1], g[0]);</text:p>
      <text:p text:style-name="P5"></text:p>
      <text:p text:style-name="P5"><text:s text:c="8"/>initial begin</text:p>
      <text:p text:style-name="P5"></text:p>
      <text:p text:style-name="P5"><text:s text:c="16"/>$monitor($time,</text:p>
      <text:p text:style-name="P5"><text:s text:c="25"/>"a=%b, b=%b, a &gt; b --&gt; %b, a = b --&gt; %b, a &lt; b --&gt; %b",</text:p>
      <text:p text:style-name="P5"><text:s text:c="26"/>a, b, g[0], g[1], g[2]);</text:p>
      <text:p text:style-name="P5"></text:p>
      <text:p text:style-name="P5"><text:s text:c="16"/>a=2; b=4;</text:p>
      <text:p text:style-name="P5"><text:s text:c="16"/>#100 $display ("\n", $time, "\n");</text:p>
      <text:p text:style-name="P5"></text:p>
      <text:p text:style-name="P5"><text:s text:c="16"/>#900 a=4; b=10;</text:p>
      <text:p text:style-name="P5"><text:s text:c="16"/>#100 $display ("\n", $time, "\n");</text:p>
      <text:p text:style-name="P5"></text:p>
      <text:p text:style-name="P5"><text:s text:c="16"/>#900 a=0; b=0;</text:p>
      <text:p text:style-name="P5"><text:s text:c="16"/>#100 $display ("\n", $time, "\n");</text:p>
      <text:p text:style-name="P5"><text:soft-page-break/></text:p>
      <text:p text:style-name="P5"><text:s text:c="16"/>#900 a=7; b=5;</text:p>
      <text:p text:style-name="P5"><text:s text:c="16"/>#100 $display ("\n", $time, "\n");</text:p>
      <text:p text:style-name="P5"></text:p>
      <text:p text:style-name="P5"><text:s text:c="16"/>#900 a=14; b=15;</text:p>
      <text:p text:style-name="P5"><text:s text:c="16"/>#100 $display ("\n", $time, "\n");</text:p>
      <text:p text:style-name="P5"></text:p>
      <text:p text:style-name="P5"><text:s text:c="16"/>#900 a=12; b=3;</text:p>
      <text:p text:style-name="P5"><text:s text:c="16"/>#100 $display ("\n", $time, "\n");</text:p>
      <text:p text:style-name="P5"></text:p>
      <text:p text:style-name="P5"><text:s text:c="16"/>#900 a=15; b=15;</text:p>
      <text:p text:style-name="P5"><text:s text:c="16"/>#100 $display ("\n", $time, "\n");</text:p>
      <text:p text:style-name="P5"></text:p>
      <text:p text:style-name="P5"></text:p>
      <text:p text:style-name="P5"><text:s text:c="8"/>end</text:p>
      <text:p text:style-name="P5"></text:p>
      <text:p text:style-name="P5"></text:p>
      <text:p text:style-name="P5">endmodule</text:p>
      <text:p text:style-name="P5"/>
      <text:p text:style-name="P8">Inputs:</text:p>
      <text:p text:style-name="P5">a=2; b=4;</text:p>
      <text:p text:style-name="P5"/>
      <text:p text:style-name="P5">a=4; b=10;</text:p>
      <text:p text:style-name="P5"/>
      <text:p text:style-name="P5">a=0; b=0;</text:p>
      <text:p text:style-name="P5"/>
      <text:p text:style-name="P5">a=7; b=5;</text:p>
      <text:p text:style-name="P5"/>
      <text:p text:style-name="P5">a=14; b=15;</text:p>
      <text:p text:style-name="P5"/>
      <text:p text:style-name="P5">a=12; b=3;</text:p>
      <text:p text:style-name="P5"/>
      <text:p text:style-name="P5">a=15; b=15;</text:p>
      <text:p text:style-name="P5"/>
      <text:p text:style-name="P8">Outputs:</text:p>
      <text:p text:style-name="P5">nickelback {~/cse341/a2} &gt; ./a.out</text:p>
      <text:p text:style-name="P5"><text:s text:c="19"/>0a=0010, b=0100, a &gt; b --&gt; z, a = b --&gt; z, a &lt; b --&gt; x</text:p>
      <text:p text:style-name="P5"><text:s text:c="19"/>1a=0010, b=0100, a &gt; b --&gt; x, a = b --&gt; z, a &lt; b --&gt; x</text:p>
      <text:p text:style-name="P5"><text:s text:c="19"/>2a=0010, b=0100, a &gt; b --&gt; x, a = b --&gt; 0, a &lt; b --&gt; x</text:p>
      <text:p text:style-name="P5"><text:s text:c="19"/>3a=0010, b=0100, a &gt; b --&gt; 0, a = b --&gt; 0, a &lt; b --&gt; 1</text:p>
      <text:p text:style-name="P5"></text:p>
      <text:p text:style-name="P5"><text:s text:c="17"/>100</text:p>
      <text:p text:style-name="P5"></text:p>
      <text:p text:style-name="P5"><text:s text:c="16"/>1000a=0100, b=1010, a &gt; b --&gt; 0, a = b --&gt; 0, a &lt; b --&gt; 1</text:p>
      <text:p text:style-name="P5"></text:p>
      <text:p text:style-name="P5"><text:s text:c="16"/>1100</text:p>
      <text:p text:style-name="P5"></text:p>
      <text:p text:style-name="P5"><text:s text:c="16"/>2000a=0000, b=0000, a &gt; b --&gt; 0, a = b --&gt; 0, a &lt; b --&gt; 1</text:p>
      <text:p text:style-name="P5"><text:s text:c="16"/>2002a=0000, b=0000, a &gt; b --&gt; 0, a = b --&gt; 1, a &lt; b --&gt; 0</text:p>
      <text:p text:style-name="P5"><text:soft-page-break/></text:p>
      <text:p text:style-name="P5"><text:s text:c="16"/>2100</text:p>
      <text:p text:style-name="P5"></text:p>
      <text:p text:style-name="P5"><text:s text:c="16"/>3000a=0111, b=0101, a &gt; b --&gt; 0, a = b --&gt; 1, a &lt; b --&gt; 0</text:p>
      <text:p text:style-name="P5"><text:s text:c="16"/>3002a=0111, b=0101, a &gt; b --&gt; 1, a = b --&gt; 0, a &lt; b --&gt; 0</text:p>
      <text:p text:style-name="P5"></text:p>
      <text:p text:style-name="P5"><text:s text:c="16"/>3100</text:p>
      <text:p text:style-name="P5"></text:p>
      <text:p text:style-name="P5"><text:s text:c="16"/>4000a=1110, b=1111, a &gt; b --&gt; 1, a = b --&gt; 0, a &lt; b --&gt; 0</text:p>
      <text:p text:style-name="P5"><text:s text:c="16"/>4003a=1110, b=1111, a &gt; b --&gt; 0, a = b --&gt; 0, a &lt; b --&gt; 1</text:p>
      <text:p text:style-name="P5"></text:p>
      <text:p text:style-name="P5"><text:s text:c="16"/>4100</text:p>
      <text:p text:style-name="P5"></text:p>
      <text:p text:style-name="P5"><text:s text:c="16"/>5000a=1100, b=0011, a &gt; b --&gt; 0, a = b --&gt; 0, a &lt; b --&gt; 1</text:p>
      <text:p text:style-name="P5"><text:s text:c="16"/>5003a=1100, b=0011, a &gt; b --&gt; 1, a = b --&gt; 0, a &lt; b --&gt; 0</text:p>
      <text:p text:style-name="P5"></text:p>
      <text:p text:style-name="P5"><text:s text:c="16"/>5100</text:p>
      <text:p text:style-name="P5"></text:p>
      <text:p text:style-name="P5"><text:s text:c="16"/>6000a=1111, b=1111, a &gt; b --&gt; 1, a = b --&gt; 0, a &lt; b --&gt; 0</text:p>
      <text:p text:style-name="P5"><text:s text:c="16"/>6002a=1111, b=1111, a &gt; b --&gt; 1, a = b --&gt; 1, a &lt; b --&gt; 0</text:p>
      <text:p text:style-name="P5"><text:s text:c="16"/>6003a=1111, b=1111, a &gt; b --&gt; 0, a = b --&gt; 1, a &lt; b --&gt; 0</text:p>
      <text:p text:style-name="P5"></text:p>
      <text:p text:style-name="P5"><text:s text:c="16"/>6100</text:p>
      <text:p text:style-name="P5"/>
      <text:p text:style-name="P8">Comments:</text:p>
      <text:p text:style-name="P5">This implementation of the 4-bit comparator compares any two numbers (which values are between 0 and 15) as a 4-bit unsigned binary representation.</text:p>
      <text:p text:style-name="P11">Problem 3</text:p>
      <text:p text:style-name="P5"/>
      <text:p text:style-name="P8">Code:</text:p>
      <text:p text:style-name="P5">module sixteen_cla();</text:p>
      <text:p text:style-name="P5"><text:s text:c="8"/>reg[15:0] a, b;</text:p>
      <text:p text:style-name="P5"><text:s text:c="8"/>wire[3:0] cout, p, g;</text:p>
      <text:p text:style-name="P5"><text:s text:c="8"/>wire[15:0] s;</text:p>
      <text:p text:style-name="P5"></text:p>
      <text:p text:style-name="P5"><text:s text:c="8"/>four_cla F0(cout[0], s[3:0], p[0], g[0], a[3:0], b[3:0], 1'b0);</text:p>
      <text:p text:style-name="P5"><text:s text:c="8"/>and #1 (t0, 1'b0, p[0]);</text:p>
      <text:p text:style-name="P5"><text:s text:c="8"/>or #1 (c1, g[0], t0);</text:p>
      <text:p text:style-name="P5"></text:p>
      <text:p text:style-name="P5"><text:s text:c="8"/>four_cla F1(cout[1], s[7:4], p[1], g[1], a[7:4], b[7:4], c1);</text:p>
      <text:p text:style-name="P5"><text:s text:c="8"/>and #1 (t1, g[0], p[1]);</text:p>
      <text:p text:style-name="P5"><text:s text:c="8"/>and #1 (t2, 1'b0, p[0], p[1]);</text:p>
      <text:p text:style-name="P5"><text:s text:c="8"/>or #1 (c2, g[1], t1, t2);</text:p>
      <text:p text:style-name="P5"></text:p>
      <text:p text:style-name="P5"><text:s text:c="8"/>four_cla F2(cout[2], s[11:8], p[2], g[2], a[11:8], b[11:8], c2);</text:p>
      <text:p text:style-name="P5"><text:s text:c="8"/>and #1 (t3, g[1], p[2]);</text:p>
      <text:p text:style-name="P5"><text:s text:c="8"/>and #1 (t4, g[0], p[1], p[2]);</text:p>
      <text:p text:style-name="P5"><text:s text:c="8"/>and #1 (t5, 1'b0, p[0], p[1], p[2]);</text:p>
      <text:p text:style-name="P5"><text:s text:c="8"/>or #1 (c3, g[2], t3, t4, t5);</text:p>
      <text:p text:style-name="P5"></text:p>
      <text:p text:style-name="P5"><text:s text:c="8"/>four_cla F3(cout[3], s[15:12], p[3], g[3], a[15:12], b[15:12], c3);</text:p>
      <text:p text:style-name="P5"><text:s text:c="8"/>and #1 (t6, g[2], p[3]);</text:p>
      <text:p text:style-name="P5"><text:s text:c="8"/>and #1 (t7, g[1], p[2], p[3]);</text:p>
      <text:p text:style-name="P5"><text:s text:c="8"/>and #1 (t8, g[0], p[1], p[2], p[3]);</text:p>
      <text:p text:style-name="P5"><text:s text:c="8"/>and #1 (t9, 1'b0, p[0], p[1], p[2], p[3]);</text:p>
      <text:p text:style-name="P5"><text:s text:c="8"/>or #1 (c4, g[3], t6, t7, t8, t9);</text:p>
      <text:p text:style-name="P5"></text:p>
      <text:p text:style-name="P5"><text:s text:c="8"/>initial begin</text:p>
      <text:p text:style-name="P5"></text:p>
      <text:p text:style-name="P5"><text:s text:c="16"/>$monitor($time,</text:p>
      <text:p text:style-name="P5"><text:s text:c="25"/>"a=%b, b=%b, s=%b",</text:p>
      <text:p text:style-name="P5"><text:s text:c="26"/>a, b, s);</text:p>
      <text:p text:style-name="P5"></text:p>
      <text:p text:style-name="P5"><text:s text:c="16"/>a=-10; b=100;</text:p>
      <text:p text:style-name="P5"><text:s text:c="16"/>#100 $display ("\n", $time, "\n");</text:p>
      <text:p text:style-name="P5"></text:p>
      <text:p text:style-name="P5"><text:s text:c="16"/>#900 a=63; b=-(-127);</text:p>
      <text:p text:style-name="P5"><text:s text:c="16"/>#100 $display ("\n", $time, "\n");</text:p>
      <text:p text:style-name="P5"></text:p>
      <text:p text:style-name="P5"><text:s text:c="16"/>#900 a=15; b=95;</text:p>
      <text:p text:style-name="P5"><text:s text:c="16"/>#100 $display ("\n", $time, "\n");</text:p>
      <text:p text:style-name="P5"></text:p>
      <text:p text:style-name="P5"><text:s text:c="16"/>#900 a=-32; b=79;</text:p>
      <text:p text:style-name="P5"><text:s text:c="16"/>#100 $display ("\n", $time, "\n");</text:p>
      <text:p text:style-name="P5"></text:p>
      <text:p text:style-name="P5"><text:soft-page-break/><text:s text:c="16"/>#900 a=-59; b=-16;</text:p>
      <text:p text:style-name="P5"><text:s text:c="16"/>#100 $display ("\n", $time, "\n");</text:p>
      <text:p text:style-name="P5"></text:p>
      <text:p text:style-name="P5"><text:s text:c="16"/>#900 a=1000; b=2001;</text:p>
      <text:p text:style-name="P5"><text:s text:c="16"/>#100 $display ("\n", $time, "\n");</text:p>
      <text:p text:style-name="P5"></text:p>
      <text:p text:style-name="P5"><text:s text:c="16"/>#900 a=-3210; b=15;</text:p>
      <text:p text:style-name="P5"><text:s text:c="16"/>#100 $display ("\n", $time, "\n");</text:p>
      <text:p text:style-name="P5"></text:p>
      <text:p text:style-name="P5"><text:s text:c="8"/>end</text:p>
      <text:p text:style-name="P5"></text:p>
      <text:p text:style-name="P5">endmodule</text:p>
      <text:p text:style-name="P5"></text:p>
      <text:p text:style-name="P5">module four_cla(cout, s, pi, gi, a, b, cin);</text:p>
      <text:p text:style-name="P5"><text:s text:c="8"/>input cin;</text:p>
      <text:p text:style-name="P5"><text:s text:c="8"/>input[3:0] a, b;</text:p>
      <text:p text:style-name="P5"><text:s text:c="8"/>output cout, pi, gi;</text:p>
      <text:p text:style-name="P5"><text:s text:c="8"/>output[3:0] s;</text:p>
      <text:p text:style-name="P5"></text:p>
      <text:p text:style-name="P5"><text:s text:c="8"/>xor #1 (p0, a[0], b[0]);</text:p>
      <text:p text:style-name="P5"><text:s text:c="8"/>and #1 (g0, a[0], b[0]);</text:p>
      <text:p text:style-name="P5"></text:p>
      <text:p text:style-name="P5"><text:s text:c="8"/>xor #1 (p1, a[1], b[1]);</text:p>
      <text:p text:style-name="P5"><text:s text:c="8"/>and #1 (g1, a[1], b[1]);</text:p>
      <text:p text:style-name="P5"></text:p>
      <text:p text:style-name="P5"><text:s text:c="8"/>xor #1 (p2, a[2], b[2]);</text:p>
      <text:p text:style-name="P5"><text:s text:c="8"/>and #1 (g2, a[2], b[2]);</text:p>
      <text:p text:style-name="P5"></text:p>
      <text:p text:style-name="P5"><text:s text:c="8"/>xor #1 (p3, a[3], b[3]);</text:p>
      <text:p text:style-name="P5"><text:s text:c="8"/>and #1 (g3, a[3], b[3]);</text:p>
      <text:p text:style-name="P5"></text:p>
      <text:p text:style-name="P5"><text:s text:c="8"/>and #1 (and0, p0, cin);</text:p>
      <text:p text:style-name="P5"><text:s text:c="8"/>or #1 (c1, g0, and0);</text:p>
      <text:p text:style-name="P5"></text:p>
      <text:p text:style-name="P5"><text:s text:c="8"/>and #1 (and1, p1, g0);</text:p>
      <text:p text:style-name="P5"><text:s text:c="8"/>and #1 (and2, p1, p0, cin);</text:p>
      <text:p text:style-name="P5"><text:s text:c="8"/>or #1 (c2, g1, and2, and1);</text:p>
      <text:p text:style-name="P5"></text:p>
      <text:p text:style-name="P5"><text:s text:c="8"/>and #1 (and3, p2, g1);</text:p>
      <text:p text:style-name="P5"><text:s text:c="8"/>and #1 (and4, p2, p1, g0);</text:p>
      <text:p text:style-name="P5"><text:s text:c="8"/>and #1 (and5, p2, p1, p0, cin);</text:p>
      <text:p text:style-name="P5"><text:s text:c="8"/>or #1 (c3, g2, and5, and4, and3);</text:p>
      <text:p text:style-name="P5"></text:p>
      <text:p text:style-name="P5"><text:s text:c="8"/>and #1 (and6, p3, g2);</text:p>
      <text:p text:style-name="P5"><text:s text:c="8"/>and #1 (and7, p3, p2, g1);</text:p>
      <text:p text:style-name="P5"><text:s text:c="8"/>and #1 (and8, p3, p2, p1, g0);</text:p>
      <text:p text:style-name="P5"><text:s text:c="8"/>and #1 (and9, p3, p2, p1, p0, cin);</text:p>
      <text:p text:style-name="P5"><text:s text:c="8"/>or #1 (cout, g3, and9, and8, and7, and6);</text:p>
      <text:p text:style-name="P5"></text:p>
      <text:p text:style-name="P5"><text:soft-page-break/><text:s text:c="8"/>xor #1 (s[0], p0, cin);</text:p>
      <text:p text:style-name="P5"><text:s text:c="8"/>xor #1 (s[1], p1, c1);</text:p>
      <text:p text:style-name="P5"><text:s text:c="8"/>xor #1 (s[2], p2, c2);</text:p>
      <text:p text:style-name="P5"><text:s text:c="8"/>xor #1 (s[3], p3, c3);</text:p>
      <text:p text:style-name="P5"></text:p>
      <text:p text:style-name="P5"><text:s text:c="8"/>and #1 (pi, p3, p2, p1, p0);</text:p>
      <text:p text:style-name="P5"><text:s text:c="8"/>and #1 (t0, g0, p1, p2, p3);</text:p>
      <text:p text:style-name="P5"><text:s text:c="8"/>and #1 (t1, g1, p2, p3);</text:p>
      <text:p text:style-name="P5"><text:s text:c="8"/>and #1 (t2, g2, p3);</text:p>
      <text:p text:style-name="P5"><text:s text:c="8"/>or #1 (gi, g3, t2, t1, t0);</text:p>
      <text:p text:style-name="P5"></text:p>
      <text:p text:style-name="P5">endmodule</text:p>
      <text:p text:style-name="P5"/>
      <text:p text:style-name="P8">Inputs:</text:p>
      <text:p text:style-name="Standard">a=-10; b=100;</text:p>
      <text:p text:style-name="Standard"></text:p>
      <text:p text:style-name="Standard">a=63; b=-(-127);</text:p>
      <text:p text:style-name="Standard"/>
      <text:p text:style-name="Standard">a=15; b=95;</text:p>
      <text:p text:style-name="Standard"></text:p>
      <text:p text:style-name="Standard">a=-32; b=79;</text:p>
      <text:p text:style-name="Standard"></text:p>
      <text:p text:style-name="Standard">a=-59; b=-16;</text:p>
      <text:p text:style-name="Standard"></text:p>
      <text:p text:style-name="Standard">a=1000; b=2001;</text:p>
      <text:p text:style-name="Standard"></text:p>
      <text:p text:style-name="P5">a=-3210; b=15;</text:p>
      <text:p text:style-name="P5"/>
      <text:p text:style-name="P8">Outputs:</text:p>
      <text:p text:style-name="P5">nickelback {~/cse341/a2} &gt; ./a.out</text:p>
      <text:p text:style-name="P5"><text:s text:c="19"/>0a=1111111111110110, b=0000000001100100, s=xxxxxxxxxxxxxxxx</text:p>
      <text:p text:style-name="P5"><text:s text:c="19"/>2a=1111111111110110, b=0000000001100100, s=xxxxxxxxxxxxxxx0</text:p>
      <text:p text:style-name="P5"><text:s text:c="19"/>3a=1111111111110110, b=0000000001100100, s=xxxxxxxx01xx1x10</text:p>
      <text:p text:style-name="P5"><text:s text:c="19"/>4a=1111111111110110, b=0000000001100100, s=xxxxxxxx01xx1010</text:p>
      <text:p text:style-name="P5"><text:s text:c="19"/>5a=1111111111110110, b=0000000001100100, s=xxxxxxx001x11010</text:p>
      <text:p text:style-name="P5"><text:s text:c="19"/>6a=1111111111110110, b=0000000001100100, s=xxx0xxx001x11010</text:p>
      <text:p text:style-name="P5"><text:s text:c="19"/>7a=1111111111110110, b=0000000001100100, s=xxx0000001011010</text:p>
      <text:p text:style-name="P5"><text:s text:c="19"/>8a=1111111111110110, b=0000000001100100, s=0000000001011010</text:p>
      <text:p text:style-name="P5"></text:p>
      <text:p text:style-name="P5"><text:s text:c="17"/>100</text:p>
      <text:p text:style-name="P5"></text:p>
      <text:p text:style-name="P5"><text:s text:c="16"/>1000a=0000000000111111, b=0000000001111111, s=0000000001011010</text:p>
      <text:p text:style-name="P5"><text:s text:c="16"/>1002a=0000000000111111, b=0000000001111111, s=1111111110001000</text:p>
      <text:p text:style-name="P5"><text:s text:c="16"/>1003a=0000000000111111, b=0000000001111111, s=1111111100101110</text:p>
      <text:p text:style-name="P5"><text:s text:c="16"/>1004a=0000000000111111, b=0000000001111111, s=0001000110111110</text:p>
      <text:p text:style-name="P5"><text:s text:c="16"/>1005a=0000000000111111, b=0000000001111111, s=0000000010111110</text:p>
      <text:p text:style-name="P5"></text:p>
      <text:p text:style-name="P5"><text:s text:c="16"/>1100</text:p>
      <text:p text:style-name="P5"></text:p>
      <text:p text:style-name="P5"><text:soft-page-break/><text:s text:c="16"/>2000a=0000000000001111, b=0000000001011111, s=0000000010111110</text:p>
      <text:p text:style-name="P5"><text:s text:c="16"/>2002a=0000000000001111, b=0000000001011111, s=0000000010101110</text:p>
      <text:p text:style-name="P5"><text:s text:c="16"/>2003a=0000000000001111, b=0000000001011111, s=0000000011001110</text:p>
      <text:p text:style-name="P5"><text:s text:c="16"/>2004a=0000000000001111, b=0000000001011111, s=0000000001101110</text:p>
      <text:p text:style-name="P5"></text:p>
      <text:p text:style-name="P5"><text:s text:c="16"/>2100</text:p>
      <text:p text:style-name="P5"></text:p>
      <text:p text:style-name="P5"><text:s text:c="16"/>3000a=1111111111100000, b=0000000001001111, s=0000000001101110</text:p>
      <text:p text:style-name="P5"><text:s text:c="16"/>3002a=1111111111100000, b=0000000001001111, s=1111111110010001</text:p>
      <text:p text:style-name="P5"><text:s text:c="16"/>3003a=1111111111100000, b=0000000001001111, s=1111111100011111</text:p>
      <text:p text:style-name="P5"><text:s text:c="16"/>3004a=1111111111100000, b=0000000001001111, s=1111111100101111</text:p>
      <text:p text:style-name="P5"><text:s text:c="16"/>3005a=1111111111100000, b=0000000001001111, s=1111111000101111</text:p>
      <text:p text:style-name="P5"><text:s text:c="16"/>3006a=1111111111100000, b=0000000001001111, s=1110111000101111</text:p>
      <text:p text:style-name="P5"><text:s text:c="16"/>3007a=1111111111100000, b=0000000001001111, s=1110000000101111</text:p>
      <text:p text:style-name="P5"><text:s text:c="16"/>3008a=1111111111100000, b=0000000001001111, s=0000000000101111</text:p>
      <text:p text:style-name="P5"></text:p>
      <text:p text:style-name="P5"><text:s text:c="16"/>3100</text:p>
      <text:p text:style-name="P5"></text:p>
      <text:p text:style-name="P5"><text:s text:c="16"/>4000a=1111111111000101, b=1111111111110000, s=0000000000101111</text:p>
      <text:p text:style-name="P5"><text:s text:c="16"/>4002a=1111111111000101, b=1111111111110000, s=1111111110110101</text:p>
      <text:p text:style-name="P5"></text:p>
      <text:p text:style-name="P5"><text:s text:c="16"/>4100</text:p>
      <text:p text:style-name="P5"></text:p>
      <text:p text:style-name="P5"><text:s text:c="16"/>5000a=0000001111101000, b=0000011111010001, s=1111111110110101</text:p>
      <text:p text:style-name="P5"><text:s text:c="16"/>5002a=0000001111101000, b=0000011111010001, s=1111101110111001</text:p>
      <text:p text:style-name="P5"><text:s text:c="16"/>5003a=0000001111101000, b=0000011111010001, s=0001001110111001</text:p>
      <text:p text:style-name="P5"><text:s text:c="16"/>5004a=0000001111101000, b=0000011111010001, s=0000101110111001</text:p>
      <text:p text:style-name="P5"></text:p>
      <text:p text:style-name="P5"><text:s text:c="16"/>5100</text:p>
      <text:p text:style-name="P5"></text:p>
      <text:p text:style-name="P5"><text:s text:c="16"/>6000a=1111001101110110, b=0000000000001111, s=0000101110111001</text:p>
      <text:p text:style-name="P5"><text:s text:c="16"/>6002a=1111001101110110, b=0000000000001111, s=1111110011111001</text:p>
      <text:p text:style-name="P5"><text:s text:c="16"/>6003a=1111001101110110, b=0000000000001111, s=1111101001110101</text:p>
      <text:p text:style-name="P5"><text:s text:c="16"/>6004a=1111001101110110, b=0000000000001111, s=1111010101110101</text:p>
      <text:p text:style-name="P5"><text:s text:c="16"/>6005a=1111001101110110, b=0000000000001111, s=1111010101100101</text:p>
      <text:p text:style-name="P5"><text:s text:c="16"/>6006a=1111001101110110, b=0000000000001111, s=1111001101100101</text:p>
      <text:p text:style-name="P5"><text:s text:c="16"/>6007a=1111001101110110, b=0000000000001111, s=1111001110000101</text:p>
      <text:p text:style-name="P5"></text:p>
      <text:p text:style-name="P5"><text:s text:c="16"/>6100</text:p>
      <text:p text:style-name="P5"/>
      <text:p text:style-name="P7">Comments:</text:p>
      <text:p text:style-name="P5">Uses the implementation seen in Appendix C of the textbook.</text:p>
      <text:p text:style-name="P12">CSE341 Computer Organization, Spring 2011</text:p>
      <text:p text:style-name="P9">Lab #2</text:p>
      <text:p text:style-name="P9"/>
      <text:p text:style-name="P9"/>
      <text:p text:style-name="P6">By:</text:p>
      <text:p text:style-name="P6">Alexander Simeonov</text:p>
      <text:p text:style-name="P6">Sheldon Ooi</text:p>
      <text:p text:style-name="P6">Yi Man Ch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1T18:58:06</meta:creation-date>
    <meta:document-statistic meta:table-count="0" meta:image-count="0" meta:object-count="0" meta:page-count="11" meta:paragraph-count="471" meta:word-count="2663" meta:character-count="24251"/>
    <dc:date>2011-03-21T19:37:49</dc:date>
    <meta:editing-duration>PT00H07M59S</meta:editing-duration>
    <meta:editing-cycles>1</meta:editing-cycles>
    <meta:generator>OpenOffice.org/3.1$Linux OpenOffice.org_project/310m11$Build-9399</meta:generator>
  </office:meta>
</office:document-meta>
</file>